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dobe Blank" svg:font-family="'Adobe Blan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d42a" officeooo:paragraph-rsid="0001d42a"/>
    </style:style>
    <style:style style:name="P2" style:family="paragraph" style:parent-style-name="Standard">
      <style:text-properties officeooo:rsid="0001d42a" officeooo:paragraph-rsid="001d34ef"/>
    </style:style>
    <style:style style:name="P3" style:family="paragraph" style:parent-style-name="Standard">
      <style:text-properties officeooo:rsid="0003c722" officeooo:paragraph-rsid="0003c722"/>
    </style:style>
    <style:style style:name="P4" style:family="paragraph" style:parent-style-name="Standard">
      <style:text-properties officeooo:rsid="0008679f" officeooo:paragraph-rsid="0008679f"/>
    </style:style>
    <style:style style:name="P5" style:family="paragraph" style:parent-style-name="Standard">
      <style:text-properties officeooo:rsid="000e55fe" officeooo:paragraph-rsid="000e55fe"/>
    </style:style>
    <style:style style:name="P6" style:family="paragraph" style:parent-style-name="Standard">
      <style:text-properties officeooo:rsid="0010ba00" officeooo:paragraph-rsid="0010ba00"/>
    </style:style>
    <style:style style:name="P7" style:family="paragraph" style:parent-style-name="Standard">
      <style:text-properties officeooo:rsid="0010cd84" officeooo:paragraph-rsid="0010cd84"/>
    </style:style>
    <style:style style:name="P8" style:family="paragraph" style:parent-style-name="Standard">
      <style:text-properties officeooo:rsid="0011e7c6" officeooo:paragraph-rsid="0011e7c6"/>
    </style:style>
    <style:style style:name="P9" style:family="paragraph" style:parent-style-name="Standard">
      <style:text-properties officeooo:rsid="0017f4c4" officeooo:paragraph-rsid="0010ba00"/>
    </style:style>
    <style:style style:name="P10" style:family="paragraph" style:parent-style-name="Standard">
      <style:text-properties officeooo:rsid="0018c9a6" officeooo:paragraph-rsid="0018c9a6"/>
    </style:style>
    <style:style style:name="P11" style:family="paragraph" style:parent-style-name="Standard">
      <style:text-properties officeooo:rsid="001e48ae" officeooo:paragraph-rsid="001e48ae"/>
    </style:style>
    <style:style style:name="P12" style:family="paragraph" style:parent-style-name="Standard">
      <style:text-properties officeooo:rsid="002725e8" officeooo:paragraph-rsid="002725e8"/>
    </style:style>
    <style:style style:name="P13" style:family="paragraph" style:parent-style-name="Standard" style:list-style-name="L1">
      <style:text-properties officeooo:rsid="00060f97" officeooo:paragraph-rsid="00060f97"/>
    </style:style>
    <style:style style:name="P14" style:family="paragraph" style:parent-style-name="Standard" style:list-style-name="L1">
      <style:text-properties officeooo:rsid="0007f6d8" officeooo:paragraph-rsid="0007f6d8"/>
    </style:style>
    <style:style style:name="P15" style:family="paragraph" style:parent-style-name="Standard" style:list-style-name="L1">
      <style:text-properties officeooo:rsid="00103fc4" officeooo:paragraph-rsid="00103fc4"/>
    </style:style>
    <style:style style:name="P16" style:family="paragraph" style:parent-style-name="Standard" style:list-style-name="L1">
      <style:text-properties officeooo:rsid="0008679f" officeooo:paragraph-rsid="0008679f"/>
    </style:style>
    <style:style style:name="P17" style:family="paragraph" style:parent-style-name="Standard" style:list-style-name="L1">
      <style:text-properties officeooo:rsid="000a6b0e" officeooo:paragraph-rsid="000a6b0e"/>
    </style:style>
    <style:style style:name="P18" style:family="paragraph" style:parent-style-name="Standard" style:list-style-name="L2">
      <style:text-properties officeooo:rsid="000a6b0e" officeooo:paragraph-rsid="000a6b0e"/>
    </style:style>
    <style:style style:name="P19" style:family="paragraph" style:parent-style-name="Standard" style:list-style-name="L2">
      <style:text-properties officeooo:rsid="000a956e" officeooo:paragraph-rsid="000a956e"/>
    </style:style>
    <style:style style:name="P20" style:family="paragraph" style:parent-style-name="Standard" style:list-style-name="L2">
      <style:text-properties officeooo:rsid="000c40fd" officeooo:paragraph-rsid="000c40fd"/>
    </style:style>
    <style:style style:name="P21" style:family="paragraph" style:parent-style-name="Standard" style:list-style-name="L2">
      <style:text-properties officeooo:rsid="000e55fe" officeooo:paragraph-rsid="000e55fe"/>
    </style:style>
    <style:style style:name="P22" style:family="paragraph" style:parent-style-name="Standard" style:list-style-name="L2">
      <style:text-properties officeooo:rsid="00241fca" officeooo:paragraph-rsid="000e55fe"/>
    </style:style>
    <style:style style:name="P23" style:family="paragraph" style:parent-style-name="Standard" style:list-style-name="L3">
      <style:text-properties officeooo:rsid="0010ba00" officeooo:paragraph-rsid="0010ba00"/>
    </style:style>
    <style:style style:name="P24" style:family="paragraph" style:parent-style-name="Standard" style:list-style-name="L4">
      <style:text-properties officeooo:rsid="0010ba00" officeooo:paragraph-rsid="0018c9a6"/>
    </style:style>
    <style:style style:name="P25" style:family="paragraph" style:parent-style-name="Standard" style:list-style-name="L5">
      <style:text-properties officeooo:rsid="0010ba00" officeooo:paragraph-rsid="0010ba00"/>
    </style:style>
    <style:style style:name="P26" style:family="paragraph" style:parent-style-name="Standard" style:list-style-name="L3">
      <style:text-properties officeooo:rsid="0014a77c" officeooo:paragraph-rsid="0014a77c"/>
    </style:style>
    <style:style style:name="P27" style:family="paragraph" style:parent-style-name="Standard" style:list-style-name="L3">
      <style:text-properties officeooo:rsid="0013c8db" officeooo:paragraph-rsid="0013c8db"/>
    </style:style>
    <style:style style:name="P28" style:family="paragraph" style:parent-style-name="Standard" style:list-style-name="L3">
      <style:text-properties officeooo:rsid="0027ddd1" officeooo:paragraph-rsid="0014a77c"/>
    </style:style>
    <style:style style:name="P29" style:family="paragraph" style:parent-style-name="Standard" style:list-style-name="L3">
      <style:text-properties officeooo:rsid="0027ddd1" officeooo:paragraph-rsid="0018c9a6"/>
    </style:style>
    <style:style style:name="P30" style:family="paragraph" style:parent-style-name="Standard" style:list-style-name="L5">
      <style:text-properties officeooo:rsid="0027ddd1" officeooo:paragraph-rsid="0027ddd1"/>
    </style:style>
    <style:style style:name="P31" style:family="paragraph" style:parent-style-name="Standard" style:list-style-name="L6">
      <style:text-properties officeooo:rsid="0027ddd1" officeooo:paragraph-rsid="0027ddd1"/>
    </style:style>
    <style:style style:name="P32" style:family="paragraph" style:parent-style-name="Standard" style:list-style-name="L4">
      <style:text-properties officeooo:rsid="0018c9a6" officeooo:paragraph-rsid="0018c9a6"/>
    </style:style>
    <style:style style:name="P33" style:family="paragraph" style:parent-style-name="Standard" style:list-style-name="L5">
      <style:text-properties officeooo:rsid="0010cd84" officeooo:paragraph-rsid="0010cd84"/>
    </style:style>
    <style:style style:name="P34" style:family="paragraph" style:parent-style-name="Standard" style:list-style-name="L5">
      <style:text-properties officeooo:rsid="0011e7c6" officeooo:paragraph-rsid="0011e7c6"/>
    </style:style>
    <style:style style:name="P35" style:family="paragraph" style:parent-style-name="Standard" style:list-style-name="L6">
      <style:text-properties officeooo:rsid="0011e7c6" officeooo:paragraph-rsid="0011e7c6"/>
    </style:style>
    <style:style style:name="P36" style:family="paragraph" style:parent-style-name="Standard" style:list-style-name="L6">
      <style:text-properties officeooo:rsid="0028eb67" officeooo:paragraph-rsid="0028eb67"/>
    </style:style>
    <style:style style:name="P37" style:family="paragraph" style:parent-style-name="Standard" style:list-style-name="L6">
      <style:text-properties officeooo:rsid="0012900f" officeooo:paragraph-rsid="0012900f"/>
    </style:style>
    <style:style style:name="P38" style:family="paragraph" style:parent-style-name="Standard">
      <style:text-properties officeooo:rsid="0012900f" officeooo:paragraph-rsid="0012900f"/>
    </style:style>
    <style:style style:name="P39" style:family="paragraph" style:parent-style-name="Standard">
      <style:text-properties officeooo:rsid="002af93c" officeooo:paragraph-rsid="002af93c"/>
    </style:style>
    <style:style style:name="P40" style:family="paragraph" style:parent-style-name="Standard" style:list-style-name="L7">
      <style:text-properties officeooo:rsid="002c8e5e" officeooo:paragraph-rsid="002c8e5e"/>
    </style:style>
    <style:style style:name="P41" style:family="paragraph" style:parent-style-name="Standard" style:list-style-name="L7">
      <style:text-properties officeooo:rsid="002c8e5e" officeooo:paragraph-rsid="002fdc0e"/>
    </style:style>
    <style:style style:name="T1" style:family="text">
      <style:text-properties officeooo:rsid="000a956e"/>
    </style:style>
    <style:style style:name="T2" style:family="text">
      <style:text-properties officeooo:rsid="000d6b63"/>
    </style:style>
    <style:style style:name="T3" style:family="text">
      <style:text-properties officeooo:rsid="001d34ef"/>
    </style:style>
    <style:style style:name="T4" style:family="text">
      <style:text-properties officeooo:rsid="001e48ae"/>
    </style:style>
    <style:style style:name="T5" style:family="text">
      <style:text-properties officeooo:rsid="001e739e"/>
    </style:style>
    <style:style style:name="T6" style:family="text">
      <style:text-properties officeooo:rsid="001f72d3"/>
    </style:style>
    <style:style style:name="T7" style:family="text">
      <style:text-properties officeooo:rsid="00210bca"/>
    </style:style>
    <style:style style:name="T8" style:family="text">
      <style:text-properties officeooo:rsid="00221d7d"/>
    </style:style>
    <style:style style:name="T9" style:family="text">
      <style:text-properties officeooo:rsid="002272af"/>
    </style:style>
    <style:style style:name="T10" style:family="text">
      <style:text-properties officeooo:rsid="00256ce7"/>
    </style:style>
    <style:style style:name="T11" style:family="text">
      <style:text-properties officeooo:rsid="0027453d"/>
    </style:style>
    <style:style style:name="T12" style:family="text">
      <style:text-properties officeooo:rsid="0027ddd1"/>
    </style:style>
    <style:style style:name="T13" style:family="text">
      <style:text-properties officeooo:rsid="0028eb67"/>
    </style:style>
    <style:style style:name="T14" style:family="text">
      <style:text-properties officeooo:rsid="002c8e5e"/>
    </style:style>
    <style:style style:name="T15" style:family="text">
      <style:text-properties officeooo:rsid="002e4b5d"/>
    </style:style>
    <style:style style:name="T16" style:family="text">
      <style:text-properties officeooo:rsid="002fdc0e"/>
    </style:style>
    <style:style style:name="T17" style:family="text">
      <style:text-properties officeooo:rsid="003402f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penclassrooms P<text:span text:style-name="T3">ath Python applications developper</text:span></text:p>
      <text:p text:style-name="P2"/>
      <text:p text:style-name="P1"/>
      <text:p text:style-name="P1">Proje<text:span text:style-name="T3">c</text:span>t n°3 : <text:span text:style-name="T3">Help </text:span>MacGyver <text:span text:style-name="T3">to escape</text:span>.</text:p>
      <text:p text:style-name="P3"/>
      <text:p text:style-name="P3"/>
      <text:p text:style-name="P11">Elements of the game :</text:p>
      <text:list xml:id="list6188633938312560191" text:style-name="L1">
        <text:list-item>
          <text:p text:style-name="P13">Labyrinth</text:p>
        </text:list-item>
        <text:list-item>
          <text:p text:style-name="P14">MacGyver</text:p>
        </text:list-item>
        <text:list-item>
          <text:p text:style-name="P14">T<text:span text:style-name="T4">he Guard</text:span></text:p>
        </text:list-item>
        <text:list-item>
          <text:p text:style-name="P14">obje<text:span text:style-name="T4">c</text:span>ts : <text:span text:style-name="T5">needle</text:span>, <text:span text:style-name="T5">small</text:span> tube, <text:span text:style-name="T5">ether</text:span></text:p>
        </text:list-item>
        <text:list-item>
          <text:p text:style-name="P15"><text:span text:style-name="T5">e</text:span>l<text:span text:style-name="T5">e</text:span>ments : <text:span text:style-name="T5">wall</text:span>, <text:span text:style-name="T5">ground</text:span></text:p>
        </text:list-item>
        <text:list-item>
          <text:p text:style-name="P16">invent<text:span text:style-name="T5">ory</text:span> <text:span text:style-name="T1">(belongs to MacGyver)</text:span></text:p>
        </text:list-item>
        <text:list-item>
          <text:p text:style-name="P16">condition <text:span text:style-name="T5">of success</text:span> <text:span text:style-name="T2">(linked to level)</text:span> : <text:span text:style-name="T5">I</text:span>nvent<text:span text:style-name="T5">ory</text:span> conti<text:span text:style-name="T5">ains</text:span> 3 obje<text:span text:style-name="T5">c</text:span>ts <text:span text:style-name="T5">and</text:span> MacGyver <text:span text:style-name="T5">goes to the guard</text:span>.</text:p>
        </text:list-item>
        <text:list-item>
          <text:p text:style-name="P17"><text:span text:style-name="T6">Level</text:span> <text:span text:style-name="T1">(belongs to Labyrinth)</text:span> = labyrinth’<text:span text:style-name="T6">s map</text:span> + <text:span text:style-name="T6">Success conditions</text:span></text:p>
          <text:p text:style-name="P16"><text:s/></text:p>
        </text:list-item>
      </text:list>
      <text:p text:style-name="P4">Interaction <text:span text:style-name="T7">between objects</text:span> :</text:p>
      <text:p text:style-name="P4"/>
      <text:list xml:id="list8610801139961454488" text:style-name="L2">
        <text:list-item>
          <text:p text:style-name="P18">MacGyver <text:span text:style-name="T8">move into the</text:span> Labyrinth</text:p>
        </text:list-item>
        <text:list-item>
          <text:p text:style-name="P18">MacGyver <text:span text:style-name="T8">can die</text:span></text:p>
        </text:list-item>
        <text:list-item>
          <text:p text:style-name="P19">MacGyver <text:span text:style-name="T8">can pick an object up.</text:span></text:p>
        </text:list-item>
        <text:list-item>
          <text:p text:style-name="P20"><text:span text:style-name="T8">The guard can kill </text:span>MacGyver</text:p>
        </text:list-item>
        <text:list-item>
          <text:p text:style-name="P20">MacGyver <text:span text:style-name="T9">can attack the guard</text:span> (<text:span text:style-name="T9">in this uniq first level to put the guard to sleep</text:span>)</text:p>
        </text:list-item>
        <text:list-item>
          <text:p text:style-name="P22">Inventory objects are setup randomly on the map</text:p>
        </text:list-item>
        <text:list-item>
          <text:p text:style-name="P21"><text:span text:style-name="T10">Object set up on the map can let the player pass (ground), stop him(wall) </text:span><text:s/>, <text:span text:style-name="T10">be picked up</text:span>, <text:span text:style-name="T10">be set up randomly on the map</text:span>.</text:p>
        </text:list-item>
      </text:list>
      <text:p text:style-name="P5"/>
      <text:p text:style-name="P6"/>
      <text:p text:style-name="P6"/>
      <text:p text:style-name="P12">Class List :</text:p>
      <text:p text:style-name="P6"/>
      <text:p text:style-name="P6"/>
      <text:p text:style-name="P6">Labyrinth :</text:p>
      <text:list xml:id="list4408898251594338550" text:style-name="L3">
        <text:list-item>
          <text:p text:style-name="P23">attributes :</text:p>
          <text:list>
            <text:list-item>
              <text:p text:style-name="P23">map(path du fichier)</text:p>
            </text:list-item>
            <text:list-item>
              <text:p text:style-name="P23"><text:span text:style-name="T11">success_conditions</text:span> </text:p>
            </text:list-item>
            <text:list-item>
              <text:p text:style-name="P26">position (coordon<text:span text:style-name="T11">ates of all elements in the labyrinth after they have been placed on the map</text:span>)</text:p>
            </text:list-item>
          </text:list>
        </text:list-item>
        <text:list-item>
          <text:p text:style-name="P27">methods</text:p>
          <text:list>
            <text:list-item>
              <text:p text:style-name="P27">s<text:span text:style-name="T11">ave</text:span></text:p>
            </text:list-item>
            <text:list-item>
              <text:p text:style-name="P28">place_element_on_map</text:p>
            </text:list-item>
            <text:list-item>
              <text:p text:style-name="P29">check_success_conditions</text:p>
            </text:list-item>
          </text:list>
        </text:list-item>
      </text:list>
      <text:p text:style-name="P9"/>
      <text:p text:style-name="P10">Conditions :</text:p>
      <text:list xml:id="list5412101993232345712" text:style-name="L4">
        <text:list-item>
          <text:p text:style-name="P32">attribut<text:span text:style-name="T12">e</text:span>s</text:p>
          <text:list>
            <text:list-item>
              <text:p text:style-name="P24"><text:soft-page-break/>dictionna<text:span text:style-name="T12">ry that contains the key « to_pick_up_objects ». Other keys can be added after if next levels need it.</text:span></text:p>
            </text:list-item>
          </text:list>
        </text:list-item>
      </text:list>
      <text:p text:style-name="P6"/>
      <text:p text:style-name="P10"/>
      <text:p text:style-name="P6"/>
      <text:p text:style-name="P6">Element :</text:p>
      <text:list xml:id="list4484142715994195574" text:style-name="L5">
        <text:list-item>
          <text:p text:style-name="P25">attribut<text:span text:style-name="T12">e</text:span>s :</text:p>
          <text:list>
            <text:list-item>
              <text:p text:style-name="P30">element_name</text:p>
            </text:list-item>
            <text:list-item>
              <text:p text:style-name="P33">symbol (str 1 char)</text:p>
            </text:list-item>
            <text:list-item>
              <text:p text:style-name="P33">l<text:span text:style-name="T12">et_go</text:span> <text:span text:style-name="T14">or block</text:span>(bool) : <text:span text:style-name="T17">walkable</text:span></text:p>
            </text:list-item>
            <text:list-item>
              <text:p text:style-name="P33"><text:span text:style-name="T12">can_be_picked_up</text:span>(bool)</text:p>
            </text:list-item>
            <text:list-item>
              <text:p text:style-name="P34"><text:span text:style-name="T12">randomly_placed</text:span>(bool)</text:p>
            </text:list-item>
            <text:list-item>
              <text:p text:style-name="P33"><text:span text:style-name="T12">exit_guard</text:span>(bool)</text:p>
            </text:list-item>
          </text:list>
        </text:list-item>
      </text:list>
      <text:p text:style-name="P7"/>
      <text:p text:style-name="P8"><text:span text:style-name="T12">Player</text:span>  :</text:p>
      <text:list xml:id="list7522644976397497658" text:style-name="L6">
        <text:list-item>
          <text:p text:style-name="P35">attribut<text:span text:style-name="T12">e</text:span>s :</text:p>
          <text:list>
            <text:list-item>
              <text:p text:style-name="P31">player_name</text:p>
            </text:list-item>
            <text:list-item>
              <text:p text:style-name="P35"><text:span text:style-name="T12">alive</text:span>(bool)</text:p>
            </text:list-item>
            <text:list-item>
              <text:p text:style-name="P35">invent<text:span text:style-name="T12">ory</text:span> (list or dict)</text:p>
            </text:list-item>
          </text:list>
        </text:list-item>
        <text:list-item>
          <text:p text:style-name="P35">methods</text:p>
          <text:list>
            <text:list-item>
              <text:p text:style-name="P31">move</text:p>
            </text:list-item>
            <text:list-item>
              <text:p text:style-name="P36">pick_up</text:p>
            </text:list-item>
            <text:list-item>
              <text:p text:style-name="P36">dying</text:p>
            </text:list-item>
            <text:list-item>
              <text:p text:style-name="P37">atta<text:span text:style-name="T13">ck</text:span> (<text:span text:style-name="T13">take labyrinth as parameter to check success conditions</text:span>)</text:p>
            </text:list-item>
          </text:list>
        </text:list-item>
      </text:list>
      <text:p text:style-name="P38"/>
      <text:p text:style-name="P38"/>
      <text:p text:style-name="P38"/>
      <text:p text:style-name="P38"/>
      <text:p text:style-name="P38"/>
      <text:p text:style-name="P39">Notes about map files</text:p>
      <text:p text:style-name="P39">a map is composed of two files :</text:p>
      <text:list xml:id="list852509809850727464" text:style-name="L7">
        <text:list-item>
          <text:p text:style-name="P40">First one contains a string representing the map.</text:p>
        </text:list-item>
        <text:list-item>
          <text:p text:style-name="P41">Second one contains a python dictionnary with define characters correspondences and indicates for each one <text:s/><text:span text:style-name="T15">its name and type of element.<text:line-break/>That define</text:span> if player can goes on or if it block him, if it’s an object tha can be picked up, if it’s randomly placed (default is True if it is an object), if it’s a guard… </text:p>
          <text:p text:style-name="P41"><text:span text:style-name="T16">List of possible type is in a register of instances of class Element.</text:span> <text:s/><text:line-break/><text:span text:style-name="T16">An undefined type written in this file become a generic element (we need a default behavior) </text:span></text:p>
          <text:list>
            <text:list-item>
              <text:p text:style-name="P40">exemple :<text:line-break/>‘#’:(‘wall’,’<text:span text:style-name="T15">wall’) or ‘u’(‘small tube’,’object’)</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dobe Blank" svg:font-family="'Adobe Blan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dobe Blan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dobe Blan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dobe Blank" style:font-family-asian="'Adobe Blan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7T16:58:21.099585985</meta:creation-date>
    <dc:date>2017-08-29T17:47:36.875736655</dc:date>
    <meta:editing-duration>PT1H50M14S</meta:editing-duration>
    <meta:editing-cycles>36</meta:editing-cycles>
    <meta:generator>LibreOffice/5.2.7.2$Linux_X86_64 LibreOffice_project/20m0$Build-2</meta:generator>
    <meta:document-statistic meta:table-count="0" meta:image-count="0" meta:object-count="0" meta:page-count="2" meta:paragraph-count="57" meta:word-count="386" meta:character-count="2116" meta:non-whitespace-character-count="1823"/>
  </office:meta>
</office:document-meta>
</file>